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20-12-01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20-01-23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19-02-03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18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17-01-26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16-01-11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14-12-16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13-12-11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13-02-08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09-01-22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08-01-02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06-12-18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06-01-12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05-01-20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04-01-05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03-01-31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02-01-08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01-01-0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2000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99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9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97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96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9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9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9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9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9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89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88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8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86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85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84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8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8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8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8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81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8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8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7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79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78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78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77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7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7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75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7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73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7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71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70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69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6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6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67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67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66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66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6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64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6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6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6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60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02095411801</text:p>
          </table:table-cell>
          <table:table-cell office:value-type="string" calcext:value-type="string">
            <text:p>195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81" meta:object-count="0"/>
    <meta:user-defined meta:name="AppVersion">3.0</meta:user-defined>
  </office:meta>
</office:document-meta>
</file>